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allibri" svg:font-family="Callibri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3" style:list-style-name="WWNum2"/>
    <style:style style:name="P3" style:family="paragraph" style:parent-style-name="Normal_20__28_Web_29_" style:list-style-name="">
      <style:paragraph-properties fo:margin-left="0cm" fo:margin-right="0cm" fo:margin-top="0cm" fo:margin-bottom="0cm" style:contextual-spacing="false" fo:keep-together="always" fo:text-indent="0cm" style:auto-text-indent="false" fo:keep-with-next="always"/>
      <style:text-properties fo:color="#000000" loext:opacity="100%" style:font-name="Abyssinica SIL" fo:font-size="11pt" style:font-size-asian="11pt" style:font-name-complex="Times New Roman1" style:font-size-complex="11pt"/>
    </style:style>
    <style:style style:name="P4" style:family="paragraph" style:parent-style-name="Standard">
      <style:paragraph-properties fo:margin-left="0.953cm" fo:margin-right="0cm" fo:margin-top="0cm" fo:margin-bottom="0cm" style:contextual-spacing="false" fo:line-height="100%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Callibri" fo:font-size="14pt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Callibri" fo:font-size="12pt" officeooo:paragraph-rsid="001b3cc3" style:font-size-asian="12pt" style:font-size-complex="12pt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19" style:family="paragraph" style:parent-style-name="Standard_20__28_user_29_">
      <style:paragraph-properties fo:text-align="center" style:justify-single-word="false"/>
      <style:text-properties style:font-name="Abyssinica SIL" fo:font-size="18pt" fo:font-weight="bold" style:font-size-asian="18pt" style:font-weight-asian="bold" style:font-name-complex="Times New Roman1" style:font-size-complex="18pt"/>
    </style:style>
    <style:style style:name="P20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style:font-name="Abyssinica SIL"/>
    </style:style>
    <style:style style:name="P21" style:family="paragraph" style:parent-style-name="Standard_20__28_user_29_">
      <style:paragraph-properties fo:margin-top="0cm" fo:margin-bottom="0cm" style:contextual-spacing="false" fo:line-height="100%"/>
      <style:text-properties style:font-name="Abyssinica SIL"/>
    </style:style>
    <style:style style:name="P22" style:family="paragraph" style:parent-style-name="Standard_20__28_user_29_">
      <style:text-properties style:font-name="Abyssinica SIL" fo:font-size="14pt" style:font-size-asian="14pt" style:font-name-complex="Times New Roman1" style:font-size-complex="14pt"/>
    </style:style>
    <style:style style:name="P23" style:family="paragraph" style:parent-style-name="Standard_20__28_user_29_">
      <style:paragraph-properties fo:text-align="center" style:justify-single-word="false"/>
      <style:text-properties style:font-name="Abyssinica SIL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Abyssinica SIL" fo:language="ru" fo:country="RU" fo:font-weight="bold" style:font-weight-asian="bold" style:font-name-complex="Times New Roman1" style:font-weight-complex="bold"/>
    </style:style>
    <style:style style:name="P25" style:family="paragraph" style:parent-style-name="Standard_20__28_user_29_">
      <style:paragraph-properties fo:line-height="150%" fo:text-align="center" style:justify-single-word="false"/>
      <style:text-properties style:font-name="Abyssinica SIL"/>
    </style:style>
    <style:style style:name="P26" style:family="paragraph" style:parent-style-name="Standard_20__28_user_29_">
      <style:paragraph-properties fo:margin-top="0cm" fo:margin-bottom="0.282cm" style:contextual-spacing="false" fo:line-height="150%" fo:text-align="start" style:justify-single-word="false"/>
      <style:text-properties style:font-name="Abyssinica SIL" fo:font-weight="normal" style:font-weight-asian="normal" style:font-weight-complex="normal"/>
    </style:style>
    <style:style style:name="P27" style:family="paragraph" style:parent-style-name="Standard_20__28_user_29_">
      <style:paragraph-properties fo:line-height="150%" fo:text-align="start" style:justify-single-word="false"/>
      <style:text-properties style:use-window-font-color="true" loext:opacity="0%" style:font-name="Calibri" fo:font-size="11pt" fo:language="ru" fo:country="RU" fo:font-weight="normal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P28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29" style:family="paragraph" style:parent-style-name="Standard_20__28_user_29_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30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31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32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3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fo:font-weight="normal" fo:background-color="transparent" style:font-weight-asian="normal" style:font-weight-complex="normal"/>
    </style:style>
    <style:style style:name="P34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Calibri" fo:font-weight="bold" fo:background-color="transparent" style:font-weight-asian="bold" style:font-weight-complex="bold"/>
    </style:style>
    <style:style style:name="P35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fo:background-color="transparent"/>
    </style:style>
    <style:style style:name="P36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37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38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39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40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officeooo:paragraph-rsid="001b3cc3"/>
    </style:style>
    <style:style style:name="P41" style:family="paragraph" style:parent-style-name="Standard_20__28_user_29_">
      <style:paragraph-properties fo:line-height="150%" fo:text-align="center" style:justify-single-word="false"/>
    </style:style>
    <style:style style:name="P42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</style:style>
    <style:style style:name="P43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officeooo:paragraph-rsid="001b3cc3"/>
    </style:style>
    <style:style style:name="P44" style:family="paragraph" style:parent-style-name="Standard_20__28_user_29_">
      <style:paragraph-properties fo:line-height="150%" fo:text-align="start" style:justify-single-word="false"/>
    </style:style>
    <style:style style:name="P45" style:family="paragraph" style:parent-style-name="Standard_20__28_user_29_">
      <style:paragraph-properties fo:margin-top="0cm" fo:margin-bottom="0.282cm" style:contextual-spacing="false" fo:line-height="150%" fo:text-align="start" style:justify-single-word="false"/>
    </style:style>
    <style:style style:name="P4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47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font-weight="normal" style:font-weight-asian="normal" style:font-weight-complex="normal"/>
    </style:style>
    <style:style style:name="P4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font-weight="normal" style:font-weight-asian="normal" style:font-weight-complex="normal"/>
    </style:style>
    <style:style style:name="P49" style:family="paragraph" style:parent-style-name="Standard_20__28_user_29_">
      <style:text-properties style:font-name-complex="Times New Roman1" style:font-weight-complex="bold"/>
    </style:style>
    <style:style style:name="P50" style:family="paragraph" style:parent-style-name="Text_20_body_20__28_user_29_">
      <style:paragraph-properties fo:margin-top="0cm" fo:margin-bottom="0.247cm" style:contextual-spacing="false" fo:orphans="2" fo:widows="2"/>
    </style:style>
    <style:style style:name="T1" style:family="text">
      <style:text-properties style:font-name="Abyssinica SIL"/>
    </style:style>
    <style:style style:name="T2" style:family="text">
      <style:text-properties style:font-name="Abyssinica SIL" fo:font-size="14pt" style:font-size-asian="14pt" style:font-name-complex="Times New Roman1" style:font-size-complex="14pt"/>
    </style:style>
    <style:style style:name="T3" style:family="text">
      <style:text-properties style:font-name="Abyssinica SIL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Abyssinica SIL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Abyssinica SIL" fo:font-size="11pt" style:font-size-asian="11pt" style:font-size-complex="11pt"/>
    </style:style>
    <style:style style:name="T6" style:family="text">
      <style:text-properties style:font-name="Abyssinica SIL" fo:language="ru" fo:country="RU" fo:font-weight="bold" style:font-weight-asian="bold" style:font-name-complex="Times New Roman1" style:font-weight-complex="bold"/>
    </style:style>
    <style:style style:name="T7" style:family="text">
      <style:text-properties style:font-name="Abyssinica SIL" fo:language="ru" fo:country="RU" fo:font-weight="bold" officeooo:rsid="001b3cc3" style:font-weight-asian="bold" style:font-name-complex="Times New Roman1" style:font-weight-complex="bold"/>
    </style:style>
    <style:style style:name="T8" style:family="text">
      <style:text-properties style:font-name="Abyssinica SIL" fo:language="ru" fo:country="RU" fo:font-weight="normal" style:font-weight-asian="normal" style:font-name-complex="Times New Roman1" style:font-weight-complex="normal"/>
    </style:style>
    <style:style style:name="T9" style:family="text">
      <style:text-properties style:font-name="Abyssinica SIL" fo:language="ru" fo:country="RU" fo:font-weight="normal" officeooo:rsid="001b3cc3" style:font-weight-asian="normal" style:font-name-complex="Times New Roman1" style:font-weight-complex="normal"/>
    </style:style>
    <style:style style:name="T10" style:family="text">
      <style:text-properties style:font-name="Abyssinica SIL" fo:language="ru" fo:country="RU" style:font-name-complex="Times New Roman1" style:font-weight-complex="bold"/>
    </style:style>
    <style:style style:name="T11" style:family="text">
      <style:text-properties style:font-name="Abyssinica SIL" fo:language="ru" fo:country="RU" officeooo:rsid="001b3cc3" style:font-name-complex="Times New Roman1" style:font-weight-complex="bold"/>
    </style:style>
    <style:style style:name="T12" style:family="text">
      <style:text-properties style:font-name="Abyssinica SIL" style:font-name-complex="Times New Roman1" style:font-weight-complex="bold"/>
    </style:style>
    <style:style style:name="T13" style:family="text">
      <style:text-properties style:use-window-font-color="true" loext:opacity="0%" style:font-name="Abyssinica SIL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4" style:family="text">
      <style:text-properties style:use-window-font-color="true" loext:opacity="0%" style:font-name="Abyssinica SIL" fo:font-size="11pt" style:font-size-asian="11pt" style:font-size-complex="11pt"/>
    </style:style>
    <style:style style:name="T15" style:family="text">
      <style:text-properties style:use-window-font-color="true" loext:opacity="0%" fo:font-size="11pt" fo:language="ru" fo:country="RU" fo:font-weight="normal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16" style:family="text">
      <style:text-properties style:use-window-font-color="true" loext:opacity="0%" style:font-name="Calibri" fo:font-size="11pt" fo:language="ru" fo:country="RU" fo:font-weight="normal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17" style:family="text"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T19" style:family="text">
      <style:text-properties fo:color="#000000" loext:opacity="100%" style:font-name="Abyssinica SIL" fo:font-size="14pt" fo:language="en" fo:country="US" style:font-name-asian="Times New Roman1" style:font-size-asian="14pt" style:font-name-complex="Times New Roman1" style:font-size-complex="14pt"/>
    </style:style>
    <style:style style:name="T20" style:family="text">
      <style:text-properties fo:color="#000000" loext:opacity="100%" style:font-name="Abyssinica SIL" fo:font-size="11pt" style:font-name-asian="Times New Roman1" style:font-size-asian="11pt" style:language-asian="ru" style:country-asian="RU" style:font-name-complex="Times New Roman1" style:font-size-complex="11pt"/>
    </style:style>
    <style:style style:name="T21" style:family="text">
      <style:text-properties fo:color="#000000" loext:opacity="100%" style:font-name="Abyssinica SIL" fo:font-size="11pt" fo:language="en" fo:country="US" style:font-name-asian="Times New Roman1" style:font-size-asian="11pt" style:language-asian="ru" style:country-asian="RU" style:font-name-complex="Times New Roman1" style:font-size-complex="11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9405a" style:font-weight-asian="bold" style:font-weight-complex="bold"/>
    </style:style>
    <style:style style:name="T24" style:family="text">
      <style:text-properties fo:font-weight="bold" officeooo:rsid="001b3cc3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b3cc3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8pt" fo:language="ru" fo:country="RU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position="super 58%" style:font-name="Times New Roman" fo:font-size="18pt" fo:language="ru" fo:country="RU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9" style:family="text">
      <style:text-properties fo:font-variant="normal" fo:text-transform="none" fo:color="#000000" loext:opacity="100%" style:text-position="super 58%" fo:font-size="18pt" fo:language="ru" fo:country="RU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0" style:family="text">
      <style:text-properties fo:font-variant="normal" fo:text-transform="none" fo:color="#000000" loext:opacity="100%" style:text-position="super 58%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1" style:family="text">
      <style:text-properties fo:font-variant="normal" fo:text-transform="none" fo:color="#000000" loext:opacity="100%" style:text-position="super 58%" style:font-name="Abyssinica SIL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2" style:family="text">
      <style:text-properties fo:font-variant="normal" fo:text-transform="none" fo:color="#000000" loext:opacity="100%" style:font-name="Calibri" fo:font-size="11pt" fo:language="ru" fo:country="RU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3" style:family="text">
      <style:text-properties fo:font-variant="normal" fo:text-transform="none" fo:color="#000000" loext:opacity="100%" fo:font-size="18pt" fo:language="ru" fo:country="RU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4" style:family="text">
      <style:text-properties fo:font-variant="normal" fo:text-transform="none" fo:color="#000000" loext:opacity="100%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5" style:family="text">
      <style:text-properties fo:font-variant="normal" fo:text-transform="none" fo:color="#000000" loext:opacity="100%" style:font-name="Abyssinica SIL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6" style:family="text">
      <style:text-properties style:font-name-complex="Times New Roman1" style:font-weight-complex="bold"/>
    </style:style>
    <style:style style:name="T37" style:family="text">
      <style:text-properties fo:color="#c586c0" loext:opacity="100%"/>
    </style:style>
    <style:style style:name="T38" style:family="text">
      <style:text-properties fo:color="#c586c0" loext:opacity="100%" style:font-weight-asian="normal" style:font-weight-complex="normal"/>
    </style:style>
    <style:style style:name="T39" style:family="text">
      <style:text-properties fo:color="#569cd6" loext:opacity="100%"/>
    </style:style>
    <style:style style:name="T40" style:family="text">
      <style:text-properties fo:color="#569cd6" loext:opacity="100%" style:font-weight-asian="normal" style:font-weight-complex="normal"/>
    </style:style>
    <style:style style:name="T41" style:family="text">
      <style:text-properties fo:color="#9cdcfe" loext:opacity="100%"/>
    </style:style>
    <style:style style:name="T42" style:family="text">
      <style:text-properties fo:color="#9cdcfe" loext:opacity="100%" style:font-weight-asian="normal" style:font-weight-complex="normal"/>
    </style:style>
    <style:style style:name="T43" style:family="text">
      <style:text-properties fo:color="#b5cea8" loext:opacity="100%"/>
    </style:style>
    <style:style style:name="T44" style:family="text">
      <style:text-properties fo:color="#ce9178" loext:opacity="100%"/>
    </style:style>
    <style:style style:name="T45" style:family="text">
      <style:text-properties fo:color="#ce9178" loext:opacity="100%" style:font-weight-asian="normal" style:font-weight-complex="normal"/>
    </style:style>
    <style:style style:name="T46" style:family="text">
      <style:text-properties fo:color="#4ec9b0" loext:opacity="100%"/>
    </style:style>
    <style:style style:name="T47" style:family="text">
      <style:text-properties fo:color="#d4d4d4" loext:opacity="100%"/>
    </style:style>
    <style:style style:name="T48" style:family="text">
      <style:text-properties fo:color="#dcdcaa" loext:opacity="100%"/>
    </style:style>
    <style:style style:name="T49" style:family="text">
      <style:text-properties fo:color="#6a9955" loext:opacity="100%"/>
    </style:style>
    <style:style style:name="T50" style:family="text">
      <style:text-properties style:font-weight-asian="normal" style:font-weight-complex="normal"/>
    </style:style>
    <style:style style:name="T51" style:family="text">
      <style:text-properties fo:language="ru" fo:country="RU" fo:font-weight="bold" style:font-weight-asian="bold" style:font-name-complex="Times New Roman1" style:font-weight-complex="bold"/>
    </style:style>
    <style:style style:name="T52" style:family="text">
      <style:text-properties style:text-position="super 58%" style:font-name="Abyssinica SIL" fo:language="ru" fo:country="RU" officeooo:rsid="001b3cc3" style:font-name-complex="Times New Roman1" style:font-weight-complex="bold"/>
    </style:style>
    <style:style style:name="T53" style:family="text">
      <style:text-properties style:text-position="0% 100%" style:font-name="Abyssinica SIL" fo:language="ru" fo:country="RU" officeooo:rsid="001b3cc3" style:font-name-complex="Times New Roman1" style:font-weight-complex="bold"/>
    </style:style>
    <style:style style:name="T5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Московский Авиационный Институт</text:span></text:p>
      <text:p text:style-name="P17"><text:span text:style-name="T2">(Национальный Исследовательский Университет)</text:span></text:p>
      <text:p text:style-name="P17"><text:span text:style-name="T2">Факультет информационных технологий и прикладной математики</text:span></text:p>
      <text:p text:style-name="P17"><text:span text:style-name="T2">Кафедра вычислительной математики и программирования</text:span></text:p>
      <text:p text:style-name="P19"/>
      <text:p text:style-name="P19"/>
      <text:p text:style-name="P17"><text:span text:style-name="T13">Курсовой проект</text:span><text:span text:style-name="T3"> по курсу</text:span></text:p>
      <text:p text:style-name="P17"><text:span text:style-name="T4">«Операционные системы»</text:span></text:p>
      <text:p text:style-name="P19"/>
      <text:p text:style-name="P28"/>
      <text:p text:style-name="P28"/>
      <text:p text:style-name="P29"/>
      <text:p text:style-name="P30"/>
      <text:p text:style-name="P29"/>
      <text:p text:style-name="P30"/>
      <text:p text:style-name="P30"/>
      <text:p text:style-name="P36"><text:span text:style-name="T17">Студент: Муратов А.А.</text:span></text:p>
      <text:p text:style-name="P37"><text:span text:style-name="T17">Группа: М8О-212Б-22</text:span></text:p>
      <text:p text:style-name="P37"><text:span text:style-name="T17">Вариант: 19</text:span></text:p>
      <text:p text:style-name="P36"><text:span text:style-name="T17">Преподаватель: Соколов Андрей Алексеевич</text:span></text:p>
      <text:p text:style-name="P36"><text:span text:style-name="T17">Оценка: ___________</text:span></text:p>
      <text:p text:style-name="P36"><text:span text:style-name="T17">Дата: ___________</text:span></text:p>
      <text:p text:style-name="P36"><text:span text:style-name="T17">Подпись: ___________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8"><text:span text:style-name="T17">Москва, 2023</text:span></text:p>
      <text:p text:style-name="P20"/>
      <text:p text:style-name="P20"/>
      <text:p text:style-name="P20"/>
      <text:p text:style-name="P20"/>
      <text:p text:style-name="P20"/>
      <text:p text:style-name="P22"/>
      <text:p text:style-name="P22"/>
      <text:p text:style-name="P23"/>
      <text:p text:style-name="P17"><text:span text:style-name="T3">Постановка задачи</text:span></text:p>
      <text:list xml:id="list2121182157" text:style-name="WWNum2">
        <text:list-item>
          <text:list>
            <text:list-item>
              <text:list>
                <text:list-item>
                  <text:h text:style-name="P2" text:outline-level="3"><text:span text:style-name="T14">Аллигаторы памяти</text:span></text:h>
                </text:list-item>
              </text:list>
            </text:list-item>
          </text:list>
        </text:list-item>
      </text:list>
      <text:p text:style-name="Standard"><text:span text:style-name="T5">Исследование 2 аллокаторов памяти</text:span><text:span text:style-name="T20">: необходимо реализовать два алгоритма аллокации памяти и сравнить их по следующим характеристикам:</text:span></text:p>
      <text:p text:style-name="P4"><text:span text:style-name="T20">Фактор использования</text:span></text:p>
      <text:p text:style-name="P4"><text:span text:style-name="T20">Скорость выделения блоков</text:span></text:p>
      <text:p text:style-name="P4"><text:span text:style-name="T20">Скорость освобождения блоков</text:span></text:p>
      <text:p text:style-name="P4"><text:span text:style-name="T20">Простота использования аллокатора</text:span></text:p>
      <text:p text:style-name="P5"><text:span text:style-name="T20"> </text:span></text:p>
      <text:p text:style-name="P5"><text:span text:style-name="T20">Каждый аллокатор памяти должен иметь функции аналогичные стандартным функциям </text:span><text:span text:style-name="T21">free</text:span><text:span text:style-name="T20"> и </text:span><text:span text:style-name="T21">malloc</text:span><text:span text:style-name="T20"> (</text:span><text:span text:style-name="T21">realloc</text:span><text:span text:style-name="T20">, опционально). <text:s/>Перед работой каждый аллокатор инициализируется свободными страницами памяти, выделенными стандартными средствами ядра. Необходимо самостоятельно разработать стратегию тестирования для определения ключевых характеристик аллокаторов памяти. При тестировании нужно свести к минимуму потери точности из-за накладных расходов при измерении ключевых характеристик, описанных выше.</text:span></text:p>
      <text:p text:style-name="P5"><text:span text:style-name="T20">В отчете необходимо отобразить следующее:</text:span></text:p>
      <text:p text:style-name="P4"><text:span text:style-name="T20">Подробное описание каждого из исследуемых алгоритмов</text:span></text:p>
      <text:p text:style-name="P4"><text:span text:style-name="T20">Процесс тестирования</text:span></text:p>
      <text:p text:style-name="P4"><text:span text:style-name="T20">Обоснование подхода тестирования</text:span></text:p>
      <text:p text:style-name="P4"><text:span text:style-name="T20">Результаты тестирования</text:span></text:p>
      <text:p text:style-name="P4"><text:span text:style-name="T20">Заключение по проведенной работе</text:span></text:p>
      <text:p text:style-name="P21"/>
      <text:p text:style-name="P21"/>
      <text:p text:style-name="P21"/>
      <text:h text:style-name="P3" text:outline-level="2"/>
      <text:p text:style-name="P39"><text:span text:style-name="T3">Общие сведения о программе</text:span></text:p>
      <text:p text:style-name="P42"><text:span text:style-name="T22">Списки свободных блоков</text:span></text:p>
      <text:p text:style-name="P42"><text:span text:style-name="T22"><text:s/><text:tab/></text:span><text:span text:style-name="T26">frbl</text:span><text:span text:style-name="T25">alloc.h, </text:span><text:span text:style-name="T26">frbl</text:span><text:span text:style-name="T25">alloc.cpp</text:span></text:p>
      <text:p text:style-name="P16"><text:soft-page-break/><text:span text:style-name="T6">Алгоритм </text:span><text:span text:style-name="T35">на блоках размером 2</text:span><text:span text:style-name="T31">n</text:span></text:p>
      <text:p text:style-name="P42"><text:span text:style-name="T6"><text:tab/></text:span><text:span text:style-name="T9">pot</text:span><text:span text:style-name="T8">alloc.h, </text:span><text:span text:style-name="T9">pot</text:span><text:span text:style-name="T8">alloc.cpp</text:span></text:p>
      <text:p text:style-name="P43"><text:span text:style-name="T8">В main.cpp представлен код тестирования этих реализаций. </text:span><text:span text:style-name="T9">Для сборки используется Cmake.</text:span></text:p>
      <text:p text:style-name="P40"><text:span text:style-name="T3">Общий метод и алгоритм решения</text:span></text:p>
      <text:p text:style-name="P42"><text:span text:style-name="T10">Необходимо сравнить два алгоритма аллокации: списки свободных блоков (наиболее подходящее) и алгоритм </text:span><text:span text:style-name="T11">на блоках размером 2</text:span><text:span text:style-name="T52">n</text:span><text:span text:style-name="T53">.</text:span></text:p>
      <text:p text:style-name="P42"><text:span text:style-name="T22">Списки свободных блоков</text:span></text:p>
      <text:p text:style-name="P42"><text:span text:style-name="T25">На странице памяти определённого размера имеется список свободных блоков, между которыми и разбивается память страницы. Под блоки мы можем выделять различную память в рамках той, что доступна на странице. Информацию о блоках мы храним в формате одностороннего списка, но при этом храним указатель <text:s/>на первый блок данной страницы.</text:span></text:p>
      <text:p text:style-name="P42"><text:span text:style-name="T25">При выделении памяти по запросу fmalloc наш алгоритм находит такой свободный блок , который наиболее подходит по размеру под запрос пользователя. Это нужно для того, чтобы избежать хранения большого объёма незадействованной памяти в блоке, если это возможно. </text:span></text:p>
      <text:p text:style-name="P42"><text:span text:style-name="T25"/></text:p>
      <text:p text:style-name="P47"/>
      <text:p text:style-name="P15"><text:span text:style-name="T51">Алгоритм </text:span><text:span text:style-name="T34">на блоках размером 2</text:span><text:span text:style-name="T30">n</text:span></text:p>
      <text:p text:style-name="P50"><text:span text:style-name="T32">Методика использует набор списков свободной памяти. В каждом</text:span></text:p>
      <text:p text:style-name="P50"><text:span text:style-name="T32">списке хранятся буферы определенного размера. Размер буфера всегда кратен степени числа 2. </text:span></text:p>
      <text:p text:style-name="P50"><text:span text:style-name="T32">Принцип работы аллокатора таков, что при запросе какого – то количества памяти сначала вычисляется какого размера потребуется буфер, <text:s/>затем в списке буферов ищется свободный буфер, после чего память выделяется пользователю. <text:s/></text:span></text:p>
      <text:p text:style-name="P24"/>
      <text:p text:style-name="P39"><text:span text:style-name="T3">Исходный код</text:span></text:p>
      <text:p text:style-name="P35"><text:span text:style-name="T23">frbl</text:span><text:span text:style-name="T22">alloc.h</text:span><text:span text:style-name="T23">pp</text:span></text:p>
      <text:p text:style-name="P10"><text:span text:style-name="T50">#pragma once</text:span></text:p>
      <text:p text:style-name="P11">#define SIZE_MEM 1048576</text:p>
      <text:p text:style-name="P11">#include &lt;iostream&gt;</text:p>
      <text:p text:style-name="P11">#include &lt;cinttypes&gt;</text:p>
      <text:p text:style-name="P13"/>
      <text:p text:style-name="P11">using namespace std;</text:p>
      <text:p text:style-name="P13"/>
      <text:p text:style-name="P11"><text:soft-page-break/>class frbl</text:p>
      <text:p text:style-name="P11">{</text:p>
      <text:p text:style-name="P11">private:</text:p>
      <text:p text:style-name="P11">struct Block</text:p>
      <text:p text:style-name="P11">{</text:p>
      <text:p text:style-name="P11">Block* next_block_ptr;</text:p>
      <text:p text:style-name="P11">size_t availible_block_size;</text:p>
      <text:p text:style-name="P11">};</text:p>
      <text:p text:style-name="P13"/>
      <text:p text:style-name="P11">const size_t mem_page_size = SIZE_MEM;</text:p>
      <text:p text:style-name="P11">uint32_t* mem_page_ptr;</text:p>
      <text:p text:style-name="P11">Block* first_block_ptr;</text:p>
      <text:p text:style-name="P13"/>
      <text:p text:style-name="P11">public:</text:p>
      <text:p text:style-name="P11">frbl();</text:p>
      <text:p text:style-name="P11">virtual ~frbl();</text:p>
      <text:p text:style-name="P11">void* fmalloc(const size_t size);</text:p>
      <text:p text:style-name="P11">void ffree(const void* ptr, const size_t size);</text:p>
      <text:p text:style-name="P14"/>
      <text:p text:style-name="P11">};</text:p>
      <text:p text:style-name="P10"/>
      <text:p text:style-name="P35"/>
      <text:p text:style-name="P33"/>
      <text:p text:style-name="P35"><text:span text:style-name="T23">frbl</text:span><text:span text:style-name="T22">alloc.cpp</text:span></text:p>
      <text:p text:style-name="P10"><text:span text:style-name="T50">#include "frblalloc.hpp"</text:span></text:p>
      <text:p text:style-name="P11">#include &lt;iostream&gt;</text:p>
      <text:p text:style-name="P11">#include &lt;cinttypes&gt;</text:p>
      <text:p text:style-name="P13"/>
      <text:p text:style-name="P11">using namespace std;</text:p>
      <text:p text:style-name="P13"/>
      <text:p text:style-name="P11">frbl::frbl()</text:p>
      <text:p text:style-name="P11">{</text:p>
      <text:p text:style-name="P11">//initialize method</text:p>
      <text:p text:style-name="P11">mem_page_ptr = (uint32_t*)malloc(mem_page_size);</text:p>
      <text:p text:style-name="P13"/>
      <text:p text:style-name="P11">if (mem_page_ptr == nullptr) {</text:p>
      <text:p text:style-name="P11">throw runtime_error("Error: Cannot allocate a memory page");</text:p>
      <text:p text:style-name="P11">}</text:p>
      <text:p text:style-name="P13"/>
      <text:p text:style-name="P11">first_block_ptr = (Block*)mem_page_ptr;</text:p>
      <text:p text:style-name="P11">first_block_ptr-&gt;next_block_ptr = nullptr;</text:p>
      <text:p text:style-name="P11">first_block_ptr-&gt;availible_block_size = mem_page_size;</text:p>
      <text:p text:style-name="P13"/>
      <text:p text:style-name="P11">}</text:p>
      <text:p text:style-name="P11">frbl::~frbl()</text:p>
      <text:p text:style-name="P11">{</text:p>
      <text:p text:style-name="P11">if (mem_page_ptr != nullptr) {</text:p>
      <text:p text:style-name="P11">::free(mem_page_ptr);</text:p>
      <text:p text:style-name="P11"><text:soft-page-break/>}</text:p>
      <text:p text:style-name="P11">}</text:p>
      <text:p text:style-name="P13"/>
      <text:p text:style-name="P11">void* frbl::fmalloc(const size_t size)</text:p>
      <text:p text:style-name="P11">{</text:p>
      <text:p text:style-name="P11">// cout &lt;&lt; first_block_ptr-&gt;availible_block_size &lt;&lt; endl;</text:p>
      <text:p text:style-name="P11">if (size == 0) {</text:p>
      <text:p text:style-name="P11">return nullptr;</text:p>
      <text:p text:style-name="P11">}</text:p>
      <text:p text:style-name="P11">//user cant request allocation of size less than size of Block struct</text:p>
      <text:p text:style-name="P11">const size_t req_size = max(size, sizeof(Block));</text:p>
      <text:p text:style-name="P11">size_t fit_min = 1e8;</text:p>
      <text:p text:style-name="P11">Block* block_ptr = first_block_ptr;</text:p>
      <text:p text:style-name="P13"/>
      <text:p text:style-name="P11">while(block_ptr != nullptr) {</text:p>
      <text:p text:style-name="P11">//find more perfect fit of availible memory</text:p>
      <text:p text:style-name="P11">if (block_ptr-&gt;availible_block_size &gt;= req_size + sizeof(Block)) {</text:p>
      <text:p text:style-name="P11">if (block_ptr-&gt;availible_block_size - (req_size + sizeof(Block)) &lt;= fit_min) { </text:p>
      <text:p text:style-name="P11">fit_min = block_ptr-&gt;availible_block_size - (req_size + sizeof(Block));</text:p>
      <text:p text:style-name="P13"/>
      <text:p text:style-name="P11">}</text:p>
      <text:p text:style-name="P11">}</text:p>
      <text:p text:style-name="P13"/>
      <text:p text:style-name="P11">block_ptr = block_ptr-&gt;next_block_ptr;</text:p>
      <text:p text:style-name="P13"/>
      <text:p text:style-name="P11">}</text:p>
      <text:p text:style-name="P14"/>
      <text:p text:style-name="P11">//error if there are no fits</text:p>
      <text:p text:style-name="P11">if (fit_min == 1e8) {</text:p>
      <text:p text:style-name="P11">throw runtime_error("Error: Can't allocate requested memory");</text:p>
      <text:p text:style-name="P11">}</text:p>
      <text:p text:style-name="P11">block_ptr = first_block_ptr;</text:p>
      <text:p text:style-name="P11">while(block_ptr != nullptr) {</text:p>
      <text:p text:style-name="P13"/>
      <text:p text:style-name="P11">//take this space in block</text:p>
      <text:p text:style-name="P11">if (block_ptr-&gt;availible_block_size - (req_size + sizeof(Block)) == fit_min) {</text:p>
      <text:p text:style-name="P11">uint8_t* take_block_space_ptr = (uint8_t*)block_ptr + block_ptr-&gt;availible_block_size - req_size; </text:p>
      <text:p text:style-name="P11">block_ptr-&gt;availible_block_size = block_ptr-&gt;availible_block_size - req_size;</text:p>
      <text:p text:style-name="P11">return take_block_space_ptr;</text:p>
      <text:p text:style-name="P11">}</text:p>
      <text:p text:style-name="P11">block_ptr = block_ptr-&gt;next_block_ptr;</text:p>
      <text:p text:style-name="P11">}</text:p>
      <text:p text:style-name="P11">throw runtime_error("Error: Can't allocate requested memory");</text:p>
      <text:p text:style-name="P11">}</text:p>
      <text:p text:style-name="P14"/>
      <text:p text:style-name="P11">void frbl::ffree(const void* ptr, const size_t size)</text:p>
      <text:p text:style-name="P11">{</text:p>
      <text:p text:style-name="P11"><text:soft-page-break/>if (ptr == nullptr) {</text:p>
      <text:p text:style-name="P11">return;</text:p>
      <text:p text:style-name="P11">}</text:p>
      <text:p text:style-name="P13"/>
      <text:p text:style-name="P11">const size_t freed_space = max(size, sizeof(Block));</text:p>
      <text:p text:style-name="P13"/>
      <text:p text:style-name="P11">Block* freed_block_ptr = (Block*)ptr;</text:p>
      <text:p text:style-name="P11">freed_block_ptr-&gt;next_block_ptr = nullptr;</text:p>
      <text:p text:style-name="P11">freed_block_ptr-&gt;availible_block_size = freed_space;</text:p>
      <text:p text:style-name="P13"/>
      <text:p text:style-name="P11">Block* block_ptr = first_block_ptr;</text:p>
      <text:p text:style-name="P11">Block** previous_ptr_ptr = &amp;block_ptr;</text:p>
      <text:p text:style-name="P13"/>
      <text:p text:style-name="P11">while(block_ptr != nullptr) {</text:p>
      <text:p text:style-name="P13"/>
      <text:p text:style-name="P11">if (ptr &lt; block_ptr) {</text:p>
      <text:p text:style-name="P13"/>
      <text:p text:style-name="P11">freed_block_ptr-&gt;next_block_ptr = block_ptr;</text:p>
      <text:p text:style-name="P13"/>
      <text:p text:style-name="P11">break;</text:p>
      <text:p text:style-name="P11">}</text:p>
      <text:p text:style-name="P11">previous_ptr_ptr = &amp;block_ptr-&gt;next_block_ptr;</text:p>
      <text:p text:style-name="P11">block_ptr = block_ptr-&gt;next_block_ptr;</text:p>
      <text:p text:style-name="P13"/>
      <text:p text:style-name="P11">}</text:p>
      <text:p text:style-name="P11">*previous_ptr_ptr = freed_block_ptr;</text:p>
      <text:p text:style-name="P14"/>
      <text:p text:style-name="P11">}</text:p>
      <text:p text:style-name="P12"/>
      <text:p text:style-name="P35"/>
      <text:p text:style-name="P34"/>
      <text:p text:style-name="P35"><text:span text:style-name="T23">pot</text:span><text:span text:style-name="T22">alloc.h</text:span><text:span text:style-name="T23">pp</text:span></text:p>
      <text:p text:style-name="P10"><text:span text:style-name="T50">#ifndef CONSTS_H</text:span></text:p>
      <text:p text:style-name="P11">#define CONSTS_H</text:p>
      <text:p text:style-name="P11">const unsigned int SIZE = 1010000; //2^12</text:p>
      <text:p text:style-name="P11">#endif // CONSTS_H</text:p>
      <text:p text:style-name="P13"/>
      <text:p text:style-name="P11">#ifndef POT_H</text:p>
      <text:p text:style-name="P11">#define POT_H</text:p>
      <text:p text:style-name="P11">#include &lt;vector&gt;</text:p>
      <text:p text:style-name="P11">#include &lt;map&gt;</text:p>
      <text:p text:style-name="P11">#include &lt;stdexcept&gt;</text:p>
      <text:p text:style-name="P11">#include &lt;math.h&gt;</text:p>
      <text:p text:style-name="P11">#include &lt;iostream&gt;</text:p>
      <text:p text:style-name="P12"><text:line-break/></text:p>
      <text:p text:style-name="P11"><text:soft-page-break/>struct buffer{</text:p>
      <text:p text:style-name="P11">char* ptr;</text:p>
      <text:p text:style-name="P11">bool taken = false;</text:p>
      <text:p text:style-name="P11">buffer(char* p): ptr{p} {}</text:p>
      <text:p text:style-name="P11">};</text:p>
      <text:p text:style-name="P13"/>
      <text:p text:style-name="P11">class pot{</text:p>
      <text:p text:style-name="P11">char* memory_ptr;</text:p>
      <text:p text:style-name="P11">std::map&lt;int,std::vector&lt;buffer&gt;&gt; memory;</text:p>
      <text:p text:style-name="P11">public:</text:p>
      <text:p text:style-name="P11">pot();</text:p>
      <text:p text:style-name="P11">unsigned int get_order(unsigned int);</text:p>
      <text:p text:style-name="P11">char* malloc(unsigned int);</text:p>
      <text:p text:style-name="P11">void free(char* ptr);</text:p>
      <text:p text:style-name="P13"/>
      <text:p text:style-name="P11">inline char* search(int key);</text:p>
      <text:p text:style-name="P13"/>
      <text:p text:style-name="P11">~pot();</text:p>
      <text:p text:style-name="P11">};</text:p>
      <text:p text:style-name="P13"/>
      <text:p text:style-name="P11">#endif // POT_H</text:p>
      <text:p text:style-name="P35"/>
      <text:p text:style-name="P35"><text:span text:style-name="T23">pot</text:span><text:span text:style-name="T22">alloc.cpp</text:span></text:p>
      <text:p text:style-name="P10"><text:span text:style-name="T50">#include "potalloc.hpp"</text:span></text:p>
      <text:p text:style-name="P13"/>
      <text:p text:style-name="P11">pot::pot(){</text:p>
      <text:p text:style-name="P11">memory_ptr = new char[SIZE];</text:p>
      <text:p text:style-name="P11">int size_for_division = SIZE;</text:p>
      <text:p text:style-name="P11">std::vector&lt;buffer&gt; vector_for_1024;</text:p>
      <text:p text:style-name="P11">std::vector&lt;buffer&gt; vector_for_512;</text:p>
      <text:p text:style-name="P11">std::vector&lt;buffer&gt; vector_for_256;</text:p>
      <text:p text:style-name="P11">std::vector&lt;buffer&gt; vector_for_128;</text:p>
      <text:p text:style-name="P11">std::vector&lt;buffer&gt; vector_for_64;</text:p>
      <text:p text:style-name="P11">std::vector&lt;buffer&gt; vector_for_32;</text:p>
      <text:p text:style-name="P13"/>
      <text:p text:style-name="P11">if (SIZE &lt;= 32) {</text:p>
      <text:p text:style-name="P11">throw std::logic_error("Minimal size of a buffer can`t be less than 32 bytes");</text:p>
      <text:p text:style-name="P11">}</text:p>
      <text:p text:style-name="P11">unsigned int step {0};</text:p>
      <text:p text:style-name="P11">while (size_for_division &gt;= 32){</text:p>
      <text:p text:style-name="P11">if (size_for_division &gt;= 1024){</text:p>
      <text:p text:style-name="P11">vector_for_1024.push_back(buffer(memory_ptr + step));</text:p>
      <text:p text:style-name="P11">size_for_division -= 1024;</text:p>
      <text:p text:style-name="P11">step += 1024;</text:p>
      <text:p text:style-name="P11">}</text:p>
      <text:p text:style-name="P11">if (size_for_division &gt;= 512){</text:p>
      <text:p text:style-name="P11">vector_for_512.push_back(buffer(memory_ptr + step));</text:p>
      <text:p text:style-name="P11">size_for_division -= 512;</text:p>
      <text:p text:style-name="P11">step += 512;</text:p>
      <text:p text:style-name="P11"><text:soft-page-break/>}</text:p>
      <text:p text:style-name="P11">if (size_for_division &gt;= 256){</text:p>
      <text:p text:style-name="P11">vector_for_256.push_back(buffer(memory_ptr + step));</text:p>
      <text:p text:style-name="P11">size_for_division -= 256;</text:p>
      <text:p text:style-name="P11">step += 256;</text:p>
      <text:p text:style-name="P11">}</text:p>
      <text:p text:style-name="P11">if (size_for_division &gt;= 128){</text:p>
      <text:p text:style-name="P11">vector_for_128.push_back(buffer(memory_ptr + step));</text:p>
      <text:p text:style-name="P11">size_for_division -= 128;</text:p>
      <text:p text:style-name="P11">step += 128;</text:p>
      <text:p text:style-name="P11">}</text:p>
      <text:p text:style-name="P11">if (size_for_division &gt;= 64){</text:p>
      <text:p text:style-name="P11">vector_for_64.push_back(buffer(memory_ptr + step));</text:p>
      <text:p text:style-name="P11">size_for_division -= 64;</text:p>
      <text:p text:style-name="P11">step += 64;</text:p>
      <text:p text:style-name="P11">}</text:p>
      <text:p text:style-name="P11">if (size_for_division &gt;= 32){</text:p>
      <text:p text:style-name="P11">vector_for_32.push_back(buffer(memory_ptr + step));</text:p>
      <text:p text:style-name="P11">size_for_division -= 32;</text:p>
      <text:p text:style-name="P11">step += 32;</text:p>
      <text:p text:style-name="P11">}</text:p>
      <text:p text:style-name="P11">}</text:p>
      <text:p text:style-name="P13"/>
      <text:p text:style-name="P11">memory.insert(std::make_pair(1024,vector_for_1024));</text:p>
      <text:p text:style-name="P11">memory.insert(std::make_pair(512,vector_for_512));</text:p>
      <text:p text:style-name="P11">memory.insert(std::make_pair(256,vector_for_256));</text:p>
      <text:p text:style-name="P11">memory.insert(std::make_pair(128,vector_for_128));</text:p>
      <text:p text:style-name="P11">memory.insert(std::make_pair(64,vector_for_64));</text:p>
      <text:p text:style-name="P11">memory.insert(std::make_pair(32,vector_for_32));</text:p>
      <text:p text:style-name="P13"/>
      <text:p text:style-name="P11">}</text:p>
      <text:p text:style-name="P13"/>
      <text:p text:style-name="P11">pot::~pot() {</text:p>
      <text:p text:style-name="P11">delete[] memory_ptr;</text:p>
      <text:p text:style-name="P11">for (auto&amp; pair : memory) {</text:p>
      <text:p text:style-name="P11">pair.second.clear();</text:p>
      <text:p text:style-name="P11">}</text:p>
      <text:p text:style-name="P11">memory.clear();</text:p>
      <text:p text:style-name="P11">}</text:p>
      <text:p text:style-name="P13"/>
      <text:p text:style-name="P11">unsigned int pot::get_order(unsigned int mem_size){</text:p>
      <text:p text:style-name="P11">unsigned int i = 0;</text:p>
      <text:p text:style-name="P11">while (std::pow(2,i)&lt;(mem_size/sizeof(char))) {</text:p>
      <text:p text:style-name="P11">i++;</text:p>
      <text:p text:style-name="P11">}</text:p>
      <text:p text:style-name="P11">if (i &lt; 5) {</text:p>
      <text:p text:style-name="P11">return 5;</text:p>
      <text:p text:style-name="P11">}</text:p>
      <text:p text:style-name="P11">return i;</text:p>
      <text:p text:style-name="P11">}</text:p>
      <text:p text:style-name="P13"><text:soft-page-break/></text:p>
      <text:p text:style-name="P11">char* pot::malloc(unsigned int size){</text:p>
      <text:p text:style-name="P11">unsigned int order_of_request = get_order(size);</text:p>
      <text:p text:style-name="P11">switch (order_of_request)</text:p>
      <text:p text:style-name="P11">{</text:p>
      <text:p text:style-name="P11">case 5:</text:p>
      <text:p text:style-name="P11">return search(std::round(pow(2, order_of_request)));</text:p>
      <text:p text:style-name="P11">break;</text:p>
      <text:p text:style-name="P11">case 6:</text:p>
      <text:p text:style-name="P11">return search(std::round(pow(2, order_of_request)));</text:p>
      <text:p text:style-name="P11">break;</text:p>
      <text:p text:style-name="P11">case 7:</text:p>
      <text:p text:style-name="P11">return search(std::round(pow(2, order_of_request)));</text:p>
      <text:p text:style-name="P11">break;</text:p>
      <text:p text:style-name="P11">case 8:</text:p>
      <text:p text:style-name="P11">return search(std::round(pow(2, order_of_request)));</text:p>
      <text:p text:style-name="P11">break;</text:p>
      <text:p text:style-name="P11">case 9:</text:p>
      <text:p text:style-name="P11">return search(std::round(pow(2, order_of_request)));</text:p>
      <text:p text:style-name="P11">break;</text:p>
      <text:p text:style-name="P11">case 10:</text:p>
      <text:p text:style-name="P11">return search(std::round(pow(2, order_of_request)));</text:p>
      <text:p text:style-name="P11">break;</text:p>
      <text:p text:style-name="P11">default:</text:p>
      <text:p text:style-name="P11">throw std::invalid_argument("Invalid order. Probably your query is too big");</text:p>
      <text:p text:style-name="P11">break;</text:p>
      <text:p text:style-name="P11">}</text:p>
      <text:p text:style-name="P11">}</text:p>
      <text:p text:style-name="P13"/>
      <text:p text:style-name="P11">void pot::free(char* ptr) {</text:p>
      <text:p text:style-name="P11">for (auto&amp; pair : memory) {</text:p>
      <text:p text:style-name="P11">for (auto&amp; buf : pair.second) {</text:p>
      <text:p text:style-name="P11">if (buf.ptr == ptr) {</text:p>
      <text:p text:style-name="P11">if (buf.taken == false) {</text:p>
      <text:p text:style-name="P11">throw std::logic_error("Double freeing of memory");</text:p>
      <text:p text:style-name="P11">}</text:p>
      <text:p text:style-name="P11">buf.taken = false;</text:p>
      <text:p text:style-name="P11">return;</text:p>
      <text:p text:style-name="P11">}</text:p>
      <text:p text:style-name="P11">}</text:p>
      <text:p text:style-name="P11">}</text:p>
      <text:p text:style-name="P11">throw std::invalid_argument("Invalid pointer");</text:p>
      <text:p text:style-name="P11">}</text:p>
      <text:p text:style-name="P12"><text:line-break/><text:line-break/></text:p>
      <text:p text:style-name="P11">inline char *pot::search(int key)</text:p>
      <text:p text:style-name="P11">{</text:p>
      <text:p text:style-name="P11">while (key &lt;= 1024){</text:p>
      <text:p text:style-name="P11"><text:soft-page-break/>auto it = memory.find(key);</text:p>
      <text:p text:style-name="P11">if (it != memory.end() and !it-&gt;second.empty()){</text:p>
      <text:p text:style-name="P11">for (int i = 0; i &lt; it-&gt;second.size(); i++){</text:p>
      <text:p text:style-name="P11">if (it-&gt;second[i].taken == false){</text:p>
      <text:p text:style-name="P11">it-&gt;second[i].taken = true;</text:p>
      <text:p text:style-name="P11">return it-&gt;second[i].ptr;</text:p>
      <text:p text:style-name="P11">}</text:p>
      <text:p text:style-name="P11">}</text:p>
      <text:p text:style-name="P11">}</text:p>
      <text:p text:style-name="P11">key *= 2;</text:p>
      <text:p text:style-name="P11">}</text:p>
      <text:p text:style-name="P11">throw std::runtime_error("Not enough free memory");</text:p>
      <text:p text:style-name="P11">}</text:p>
      <text:p text:style-name="P35"/>
      <text:p text:style-name="P35"><text:span text:style-name="T22">main.cpp</text:span></text:p>
      <text:p text:style-name="P10"><text:span text:style-name="T50">#include &lt;iostream&gt;</text:span></text:p>
      <text:p text:style-name="P11">#include &lt;fstream&gt;</text:p>
      <text:p text:style-name="P11">#include &lt;vector&gt;</text:p>
      <text:p text:style-name="P11">#include "potalloc.hpp"</text:p>
      <text:p text:style-name="P11">#include "frblalloc.hpp"</text:p>
      <text:p text:style-name="P11">#include &lt;chrono&gt;</text:p>
      <text:p text:style-name="P13"/>
      <text:p text:style-name="P11">int main(int argc, char const *argv[])</text:p>
      <text:p text:style-name="P11">{</text:p>
      <text:p text:style-name="P11">size_t start_i = 0;</text:p>
      <text:p text:style-name="P11">size_t end_i = 100;</text:p>
      <text:p text:style-name="P11">frbl frbl_allocator;</text:p>
      <text:p text:style-name="P11">pot pot_allocator;</text:p>
      <text:p text:style-name="P13"/>
      <text:p text:style-name="P11">std::vector&lt;char*&gt; pot_alloc;</text:p>
      <text:p text:style-name="P11">std::vector&lt;double&gt; coordinates_frbl;</text:p>
      <text:p text:style-name="P11">std::vector&lt;double&gt; coordinates_pot;</text:p>
      <text:p text:style-name="P14"/>
      <text:p text:style-name="P11">auto start = std::chrono::high_resolution_clock::now();</text:p>
      <text:p text:style-name="P13"/>
      <text:p text:style-name="P11">for (size_t i=start_i; i &lt; end_i; i++){</text:p>
      <text:p text:style-name="P11">void* p = frbl_allocator.fmalloc(i);</text:p>
      <text:p text:style-name="P11">auto current_end = std::chrono::high_resolution_clock::now();</text:p>
      <text:p text:style-name="P11">std::chrono::duration&lt;double&gt; duration = current_end - start;</text:p>
      <text:p text:style-name="P11">coordinates_frbl.push_back(duration.count());</text:p>
      <text:p text:style-name="P11">frbl_allocator.ffree(p, i);</text:p>
      <text:p text:style-name="P13"/>
      <text:p text:style-name="P11">}</text:p>
      <text:p text:style-name="P13"/>
      <text:p text:style-name="P13"/>
      <text:p text:style-name="P11">auto end = std::chrono::high_resolution_clock::now();</text:p>
      <text:p text:style-name="P11">std::chrono::duration&lt;double&gt; duration = end - start;</text:p>
      <text:p text:style-name="P11">std::cout &lt;&lt; "Время выполнения free_block_allocator " &lt;&lt; duration.count() &lt;&lt; " <text:soft-page-break/>секунд" &lt;&lt; std::endl;</text:p>
      <text:p text:style-name="P11">char ans;</text:p>
      <text:p text:style-name="P11">std::cout &lt;&lt; "Продолжим со 2м аллокатором?(y/n)";</text:p>
      <text:p text:style-name="P11">std::cin &gt;&gt; ans;</text:p>
      <text:p text:style-name="P11">if(ans == 'n') return 0;</text:p>
      <text:p text:style-name="P13"/>
      <text:p text:style-name="P11">auto start1 = std::chrono::high_resolution_clock::now();</text:p>
      <text:p text:style-name="P13"/>
      <text:p text:style-name="P11">for (int i=0; i &lt; end_i - start_i; i++){ </text:p>
      <text:p text:style-name="P11">pot_alloc.push_back(pot_allocator.malloc(32));</text:p>
      <text:p text:style-name="P11">auto current_end1 = std::chrono::high_resolution_clock::now();</text:p>
      <text:p text:style-name="P11">std::chrono::duration&lt;double&gt; duration = current_end1 - start1;</text:p>
      <text:p text:style-name="P11">coordinates_pot.push_back(duration.count());</text:p>
      <text:p text:style-name="P14"/>
      <text:p text:style-name="P11">}</text:p>
      <text:p text:style-name="P11">for (int i=0; i &lt; end_i - start_i; i++){ </text:p>
      <text:p text:style-name="P11">pot_allocator.free(pot_alloc[i]);</text:p>
      <text:p text:style-name="P11">}</text:p>
      <text:p text:style-name="P13"/>
      <text:p text:style-name="P11">auto end1 = std::chrono::high_resolution_clock::now();</text:p>
      <text:p text:style-name="P11">std::chrono::duration&lt;double&gt; duration1 = end1 - start1;</text:p>
      <text:p text:style-name="P11">std::cout &lt;&lt; "Время выполнения power_of_two_allocator " &lt;&lt; duration1.count() &lt;&lt; " секунд" &lt;&lt; std::endl;</text:p>
      <text:p text:style-name="P14"/>
      <text:p text:style-name="P11">for (int i = start_i; i &lt; end_i; i++) {</text:p>
      <text:p text:style-name="P11">std::cout &lt;&lt; i &lt;&lt; " " &lt;&lt; coordinates_pot[i - start_i] &lt;&lt; " " &lt;&lt; coordinates_frbl[i - start_i]&lt;&lt; std::endl;</text:p>
      <text:p text:style-name="P11">}</text:p>
      <text:p text:style-name="P11">return 0;</text:p>
      <text:p text:style-name="P11">}</text:p>
      <text:p text:style-name="P6"/>
      <text:p text:style-name="P46"><text:span text:style-name="T25"/></text:p>
      <text:p text:style-name="P17"><text:span text:style-name="T3">Демонстрация работы программы</text:span></text:p>
      <text:p text:style-name="Standard_20__28_user_29_"><text:span text:style-name="T12">artem@artem-SVF1521D1RW:~/lab_os/lab_cp/build$ ./main</text:span></text:p>
      <text:p text:style-name="Standard_20__28_user_29_"><text:span text:style-name="T12">Время выполнения free_block_allocator 0.000128113 секунд</text:span></text:p>
      <text:p text:style-name="Standard_20__28_user_29_"><text:span text:style-name="T12">Продолжим со 2м аллокатором?(y/n)y</text:span></text:p>
      <text:p text:style-name="Standard_20__28_user_29_"><text:span text:style-name="T12">Время выполнения power_of_two_allocator 0.000664389 секунд</text:span></text:p>
      <text:p text:style-name="Standard_20__28_user_29_"><text:span text:style-name="T12">0 3.4759e-05 <text:s text:c="2"/>8.98e-07</text:span></text:p>
      <text:p text:style-name="Standard_20__28_user_29_"><text:span text:style-name="T12">1 4.1585e-05 <text:s text:c="2"/>1.03e-05</text:span></text:p>
      <text:p text:style-name="Standard_20__28_user_29_"><text:span text:style-name="T12">2 4.5546e-05 <text:s text:c="2"/>2.4853e-05</text:span></text:p>
      <text:p text:style-name="Standard_20__28_user_29_"><text:span text:style-name="T12">3 4.8478e-05 <text:s text:c="2"/>3.0606e-05</text:span></text:p>
      <text:p text:style-name="Standard_20__28_user_29_"><text:span text:style-name="T12">4 5.1494e-05 <text:s text:c="2"/>3.1157e-05</text:span></text:p>
      <text:p text:style-name="Standard_20__28_user_29_"><text:soft-page-break/><text:span text:style-name="T12">5 5.6184e-05 <text:s text:c="2"/>3.3616e-05</text:span></text:p>
      <text:p text:style-name="Standard_20__28_user_29_"><text:span text:style-name="T12">6 5.8234e-05 <text:s text:c="2"/>3.4174e-05</text:span></text:p>
      <text:p text:style-name="Standard_20__28_user_29_"><text:span text:style-name="T12">7 6.0285e-05 <text:s text:c="2"/>3.4695e-05</text:span></text:p>
      <text:p text:style-name="Standard_20__28_user_29_"><text:span text:style-name="T12">8 6.3246e-05 <text:s text:c="2"/>3.5193e-05</text:span></text:p>
      <text:p text:style-name="Standard_20__28_user_29_"><text:span text:style-name="T12">9 6.5955e-05 <text:s text:c="2"/>3.6613e-05</text:span></text:p>
      <text:p text:style-name="Standard_20__28_user_29_"><text:span text:style-name="T12">10 6.8099e-05 <text:s text:c="2"/>3.711e-05</text:span></text:p>
      <text:p text:style-name="Standard_20__28_user_29_"><text:span text:style-name="T12">11 7.0314e-05 <text:s text:c="2"/>3.7608e-05</text:span></text:p>
      <text:p text:style-name="Standard_20__28_user_29_"><text:span text:style-name="T12">12 7.2579e-05 <text:s text:c="2"/>3.8113e-05</text:span></text:p>
      <text:p text:style-name="Standard_20__28_user_29_"><text:span text:style-name="T12">13 7.4904e-05 <text:s text:c="2"/>3.8687e-05</text:span></text:p>
      <text:p text:style-name="Standard_20__28_user_29_"><text:span text:style-name="T12">14 7.7438e-05 <text:s text:c="2"/>3.9245e-05</text:span></text:p>
      <text:p text:style-name="Standard_20__28_user_29_"><text:span text:style-name="T12">15 7.9889e-05 <text:s text:c="2"/>3.9793e-05</text:span></text:p>
      <text:p text:style-name="Standard_20__28_user_29_"><text:span text:style-name="T12">16 8.3492e-05 <text:s text:c="2"/>4.0401e-05</text:span></text:p>
      <text:p text:style-name="Standard_20__28_user_29_"><text:span text:style-name="T12">17 8.7318e-05 <text:s text:c="2"/>4.2289e-05</text:span></text:p>
      <text:p text:style-name="Standard_20__28_user_29_"><text:span text:style-name="T12">18 9.0055e-05 <text:s text:c="2"/>4.287e-05</text:span></text:p>
      <text:p text:style-name="Standard_20__28_user_29_"><text:span text:style-name="T12">19 9.2755e-05 <text:s text:c="2"/>4.3522e-05</text:span></text:p>
      <text:p text:style-name="Standard_20__28_user_29_"><text:span text:style-name="T12">20 9.5511e-05 <text:s text:c="2"/>4.4143e-05</text:span></text:p>
      <text:p text:style-name="Standard_20__28_user_29_"><text:span text:style-name="T12">21 9.832e-05 <text:s text:c="2"/>4.4731e-05</text:span></text:p>
      <text:p text:style-name="Standard_20__28_user_29_"><text:span text:style-name="T12">22 0.00010127 <text:s text:c="2"/>4.5312e-05</text:span></text:p>
      <text:p text:style-name="Standard_20__28_user_29_"><text:span text:style-name="T12">23 0.000104205 <text:s text:c="2"/>4.5917e-05</text:span></text:p>
      <text:p text:style-name="Standard_20__28_user_29_"><text:span text:style-name="T12">24 0.000107211 <text:s text:c="2"/>4.6528e-05</text:span></text:p>
      <text:p text:style-name="Standard_20__28_user_29_"><text:span text:style-name="T12">25 0.00011031 <text:s text:c="2"/>4.7147e-05</text:span></text:p>
      <text:p text:style-name="Standard_20__28_user_29_"><text:span text:style-name="T12">26 0.000113818 <text:s text:c="2"/>4.7768e-05</text:span></text:p>
      <text:p text:style-name="Standard_20__28_user_29_"><text:span text:style-name="T12">27 0.000117068 <text:s text:c="2"/>4.8423e-05</text:span></text:p>
      <text:p text:style-name="Standard_20__28_user_29_"><text:span text:style-name="T12">28 0.000120407 <text:s text:c="2"/>4.9088e-05</text:span></text:p>
      <text:p text:style-name="Standard_20__28_user_29_"><text:span text:style-name="T12">29 0.000124061 <text:s text:c="2"/>4.9749e-05</text:span></text:p>
      <text:p text:style-name="Standard_20__28_user_29_"><text:span text:style-name="T12">30 0.000127503 <text:s text:c="2"/>5.0407e-05</text:span></text:p>
      <text:p text:style-name="Standard_20__28_user_29_"><text:span text:style-name="T12">31 0.000131028 <text:s text:c="2"/>5.1186e-05</text:span></text:p>
      <text:p text:style-name="Standard_20__28_user_29_"><text:span text:style-name="T12">32 0.000135409 <text:s text:c="2"/>5.1901e-05</text:span></text:p>
      <text:p text:style-name="Standard_20__28_user_29_"><text:span text:style-name="T12">33 0.000139902 <text:s text:c="2"/>5.3564e-05</text:span></text:p>
      <text:p text:style-name="Standard_20__28_user_29_"><text:span text:style-name="T12">34 0.000143705 <text:s text:c="2"/>5.4266e-05</text:span></text:p>
      <text:p text:style-name="Standard_20__28_user_29_"><text:span text:style-name="T12">35 0.000147529 <text:s text:c="2"/>5.5061e-05</text:span></text:p>
      <text:p text:style-name="Standard_20__28_user_29_"><text:soft-page-break/><text:span text:style-name="T12">36 0.000151226 <text:s text:c="2"/>5.5783e-05</text:span></text:p>
      <text:p text:style-name="Standard_20__28_user_29_"><text:span text:style-name="T12">37 0.000154997 <text:s text:c="2"/>5.6518e-05</text:span></text:p>
      <text:p text:style-name="Standard_20__28_user_29_"><text:span text:style-name="T12">38 0.000158825 <text:s text:c="2"/>5.7266e-05</text:span></text:p>
      <text:p text:style-name="Standard_20__28_user_29_"><text:span text:style-name="T12">39 0.000162717 <text:s text:c="2"/>5.8025e-05</text:span></text:p>
      <text:p text:style-name="Standard_20__28_user_29_"><text:span text:style-name="T12">40 0.000166692 <text:s text:c="2"/>5.8796e-05</text:span></text:p>
      <text:p text:style-name="Standard_20__28_user_29_"><text:span text:style-name="T12">41 0.000170707 <text:s text:c="2"/>5.9578e-05</text:span></text:p>
      <text:p text:style-name="Standard_20__28_user_29_"><text:span text:style-name="T12">42 0.000174951 <text:s text:c="2"/>6.0373e-05</text:span></text:p>
      <text:p text:style-name="Standard_20__28_user_29_"><text:span text:style-name="T12">43 0.000179137 <text:s text:c="2"/>6.1182e-05</text:span></text:p>
      <text:p text:style-name="Standard_20__28_user_29_"><text:span text:style-name="T12">44 0.000183499 <text:s text:c="2"/>6.1987e-05</text:span></text:p>
      <text:p text:style-name="Standard_20__28_user_29_"><text:span text:style-name="T12">45 0.00018774 <text:s text:c="2"/>6.2812e-05</text:span></text:p>
      <text:p text:style-name="Standard_20__28_user_29_"><text:span text:style-name="T12">46 0.000192073 <text:s text:c="2"/>6.3644e-05</text:span></text:p>
      <text:p text:style-name="Standard_20__28_user_29_"><text:span text:style-name="T12">47 0.000196473 <text:s text:c="2"/>6.4493e-05</text:span></text:p>
      <text:p text:style-name="Standard_20__28_user_29_"><text:span text:style-name="T12">48 0.000201064 <text:s text:c="2"/>6.5351e-05</text:span></text:p>
      <text:p text:style-name="Standard_20__28_user_29_"><text:span text:style-name="T12">49 0.000206265 <text:s text:c="2"/>6.6216e-05</text:span></text:p>
      <text:p text:style-name="Standard_20__28_user_29_"><text:span text:style-name="T12">50 0.000210826 <text:s text:c="2"/>6.7085e-05</text:span></text:p>
      <text:p text:style-name="Standard_20__28_user_29_"><text:span text:style-name="T12">51 0.000215454 <text:s text:c="2"/>6.7974e-05</text:span></text:p>
      <text:p text:style-name="Standard_20__28_user_29_"><text:span text:style-name="T12">52 0.000220219 <text:s text:c="2"/>6.8979e-05</text:span></text:p>
      <text:p text:style-name="Standard_20__28_user_29_"><text:span text:style-name="T12">53 0.000224947 <text:s text:c="2"/>6.9871e-05</text:span></text:p>
      <text:p text:style-name="Standard_20__28_user_29_"><text:span text:style-name="T12">54 0.000229941 <text:s text:c="2"/>7.0783e-05</text:span></text:p>
      <text:p text:style-name="Standard_20__28_user_29_"><text:span text:style-name="T12">55 0.00023481 <text:s text:c="2"/>7.1792e-05</text:span></text:p>
      <text:p text:style-name="Standard_20__28_user_29_"><text:span text:style-name="T12">56 0.000239717 <text:s text:c="2"/>7.2728e-05</text:span></text:p>
      <text:p text:style-name="Standard_20__28_user_29_"><text:span text:style-name="T12">57 0.000244863 <text:s text:c="2"/>7.3667e-05</text:span></text:p>
      <text:p text:style-name="Standard_20__28_user_29_"><text:span text:style-name="T12">58 0.000250124 <text:s text:c="2"/>7.4619e-05</text:span></text:p>
      <text:p text:style-name="Standard_20__28_user_29_"><text:span text:style-name="T12">59 0.000255398 <text:s text:c="2"/>7.5675e-05</text:span></text:p>
      <text:p text:style-name="Standard_20__28_user_29_"><text:span text:style-name="T12">60 0.000260556 <text:s text:c="2"/>7.6643e-05</text:span></text:p>
      <text:p text:style-name="Standard_20__28_user_29_"><text:span text:style-name="T12">61 0.000265776 <text:s text:c="2"/>7.7612e-05</text:span></text:p>
      <text:p text:style-name="Standard_20__28_user_29_"><text:span text:style-name="T12">62 0.000271074 <text:s text:c="2"/>7.8584e-05</text:span></text:p>
      <text:p text:style-name="Standard_20__28_user_29_"><text:span text:style-name="T12">63 0.000276443 <text:s text:c="2"/>7.9577e-05</text:span></text:p>
      <text:p text:style-name="Standard_20__28_user_29_"><text:span text:style-name="T12">64 0.000282869 <text:s text:c="2"/>8.0569e-05</text:span></text:p>
      <text:p text:style-name="Standard_20__28_user_29_"><text:span text:style-name="T12">65 0.00028908 <text:s text:c="2"/>8.2473e-05</text:span></text:p>
      <text:p text:style-name="Standard_20__28_user_29_"><text:span text:style-name="T12">66 0.000294622 <text:s text:c="2"/>8.3482e-05</text:span></text:p>
      <text:p text:style-name="Standard_20__28_user_29_"><text:soft-page-break/><text:span text:style-name="T12">67 0.000300212 <text:s text:c="2"/>8.4518e-05</text:span></text:p>
      <text:p text:style-name="Standard_20__28_user_29_"><text:span text:style-name="T12">68 0.000305833 <text:s text:c="2"/>8.5557e-05</text:span></text:p>
      <text:p text:style-name="Standard_20__28_user_29_"><text:span text:style-name="T12">69 0.000311509 <text:s text:c="2"/>8.6693e-05</text:span></text:p>
      <text:p text:style-name="Standard_20__28_user_29_"><text:span text:style-name="T12">70 0.000317288 <text:s text:c="2"/>8.7749e-05</text:span></text:p>
      <text:p text:style-name="Standard_20__28_user_29_"><text:span text:style-name="T12">71 0.000323118 <text:s text:c="2"/>8.8801e-05</text:span></text:p>
      <text:p text:style-name="Standard_20__28_user_29_"><text:span text:style-name="T12">72 0.000329008 <text:s text:c="2"/>8.988e-05</text:span></text:p>
      <text:p text:style-name="Standard_20__28_user_29_"><text:span text:style-name="T12">73 0.000334968 <text:s text:c="2"/>9.0959e-05</text:span></text:p>
      <text:p text:style-name="Standard_20__28_user_29_"><text:span text:style-name="T12">74 0.000341059 <text:s text:c="2"/>9.2048e-05</text:span></text:p>
      <text:p text:style-name="Standard_20__28_user_29_"><text:span text:style-name="T12">75 0.000347209 <text:s text:c="2"/>9.3161e-05</text:span></text:p>
      <text:p text:style-name="Standard_20__28_user_29_"><text:span text:style-name="T12">76 0.000353509 <text:s text:c="2"/>9.428e-05</text:span></text:p>
      <text:p text:style-name="Standard_20__28_user_29_"><text:span text:style-name="T12">77 0.000359838 <text:s text:c="2"/>9.5409e-05</text:span></text:p>
      <text:p text:style-name="Standard_20__28_user_29_"><text:span text:style-name="T12">78 0.000366158 <text:s text:c="2"/>9.6535e-05</text:span></text:p>
      <text:p text:style-name="Standard_20__28_user_29_"><text:span text:style-name="T12">79 0.000372519 <text:s text:c="2"/>9.7671e-05</text:span></text:p>
      <text:p text:style-name="Standard_20__28_user_29_"><text:span text:style-name="T12">80 0.000379016 <text:s text:c="2"/>9.8807e-05</text:span></text:p>
      <text:p text:style-name="Standard_20__28_user_29_"><text:span text:style-name="T12">81 0.000385594 <text:s text:c="2"/>9.9963e-05</text:span></text:p>
      <text:p text:style-name="Standard_20__28_user_29_"><text:span text:style-name="T12">82 0.000392452 <text:s text:c="2"/>0.000101192</text:span></text:p>
      <text:p text:style-name="Standard_20__28_user_29_"><text:span text:style-name="T12">83 0.000399133 <text:s text:c="2"/>0.000102452</text:span></text:p>
      <text:p text:style-name="Standard_20__28_user_29_"><text:span text:style-name="T12">84 0.000406106 <text:s text:c="2"/>0.000103638</text:span></text:p>
      <text:p text:style-name="Standard_20__28_user_29_"><text:span text:style-name="T12">85 0.000412875 <text:s text:c="2"/>0.000104831</text:span></text:p>
      <text:p text:style-name="Standard_20__28_user_29_"><text:span text:style-name="T12">86 0.000419694 <text:s text:c="2"/>0.00010603</text:span></text:p>
      <text:p text:style-name="Standard_20__28_user_29_"><text:span text:style-name="T12">87 0.000426581 <text:s text:c="2"/>0.000107259</text:span></text:p>
      <text:p text:style-name="Standard_20__28_user_29_"><text:span text:style-name="T12">88 0.000433557 <text:s text:c="2"/>0.000108496</text:span></text:p>
      <text:p text:style-name="Standard_20__28_user_29_"><text:span text:style-name="T12">89 0.000440559 <text:s text:c="2"/>0.000109742</text:span></text:p>
      <text:p text:style-name="Standard_20__28_user_29_"><text:span text:style-name="T12">90 0.000447669 <text:s text:c="2"/>0.000115669</text:span></text:p>
      <text:p text:style-name="Standard_20__28_user_29_"><text:span text:style-name="T12">91 0.000454851 <text:s text:c="2"/>0.000116938</text:span></text:p>
      <text:p text:style-name="Standard_20__28_user_29_"><text:span text:style-name="T12">92 0.000462363 <text:s text:c="2"/>0.000118274</text:span></text:p>
      <text:p text:style-name="Standard_20__28_user_29_"><text:span text:style-name="T12">93 0.000469622 <text:s text:c="2"/>0.000119554</text:span></text:p>
      <text:p text:style-name="Standard_20__28_user_29_"><text:span text:style-name="T12">94 0.000477076 <text:s text:c="2"/>0.000120844</text:span></text:p>
      <text:p text:style-name="Standard_20__28_user_29_"><text:span text:style-name="T12">95 0.000484478 <text:s text:c="2"/>0.000122147</text:span></text:p>
      <text:p text:style-name="Standard_20__28_user_29_"><text:span text:style-name="T12">96 0.000491838 <text:s text:c="2"/>0.00012365</text:span></text:p>
      <text:p text:style-name="Standard_20__28_user_29_"><text:span text:style-name="T12">97 0.00049922 <text:s text:c="2"/>0.00012497</text:span></text:p>
      <text:p text:style-name="Standard_20__28_user_29_"><text:soft-page-break/><text:span text:style-name="T12">98 0.000506963 <text:s text:c="2"/>0.000126293</text:span></text:p>
      <text:p text:style-name="Standard_20__28_user_29_"><text:span text:style-name="T12">99 0.000514695 <text:s text:c="2"/>0.000127632</text:span></text:p>
      <text:p text:style-name="P25"/>
      <text:p text:style-name="P41"><text:span text:style-name="T3">Выводы</text:span></text:p>
      <text:p text:style-name="P44"><text:span text:style-name="T15">В ходе выполнения курсового проекта я узнал как работают аллокаторы и познакомился с некоторыми алгоритмами аллокации.</text:span></text:p>
      <text:p text:style-name="P44"><text:span text:style-name="T15">Два представленных алгоритма можно сравнить.</text:span></text:p>
      <text:p text:style-name="P44"><text:span text:style-name="T15">Алгоритм со свободными блоками удобен в использовании, но не совсем грамотно использует память. Хоть поиск наиболее подходящего блока и призван минимализировать потери, они возможны. Так же сам алгоритм аллокации чуть более сложный из-за множества циклов перехода от первого блока к последнему. С другой стороны, у нас есть возможность выделять ровно столько памяти, сколько нам нужно.</text:span></text:p>
      <text:p text:style-name="P27"/>
      <text:p text:style-name="P44">Алгоритм Мак-Кьюзика-Кэрелса не позволяет нам свободно манипулировать памятью, поэтому не всегда найдёт применение, но в ситуациях, когда мы используем память численно равную степени двойки, мы получаем надёжный инструмент аллокации. Перераспределение памяти же в алгоритме подчинено более простому алгоритму, так как мы обращаемся к блокам используя только их индекс и указатель на начало страницы.</text:p>
      <text:p text:style-name="P44">По времени алгоритмы сильно не отличаются в условиях проведенного выше теста (MKK алгоритм чуть медленнее в данных условиях).</text:p>
      <text:p text:style-name="P44">Итак, каждый алгоритм находит применение и имеет свои достоинства и недостатки.</text:p>
      <text:p text:style-name="P25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allibri" svg:font-family="Callibri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WWNum1" style:list-level="2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WWNum1" style:list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_20__28_user_29_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Оглавление_20_11" style:display-name="Оглавление 11" style:family="paragraph" style:parent-style-name="Standard_20__28_user_29_" style:next-style-name="Standard_20__28_user_29_" style:auto-update="true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Оглавление_20_21" style:display-name="Оглавление 21" style:family="paragraph" style:parent-style-name="Standard_20__28_user_29_" style:next-style-name="Standard_20__28_user_29_" style:auto-update="true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Оглавление_20_31" style:display-name="Оглавление 31" style:family="paragraph" style:parent-style-name="Standard_20__28_user_29_" style:next-style-name="Standard_20__28_user_29_" style:auto-update="true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41" style:display-name="Оглавление 41" style:family="paragraph" style:parent-style-name="Standard_20__28_user_29_" style:next-style-name="Standard_20__28_user_29_" style:auto-update="true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51" style:display-name="Оглавление 51" style:family="paragraph" style:parent-style-name="Standard_20__28_user_29_" style:next-style-name="Standard_20__28_user_29_" style:auto-update="true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61" style:display-name="Оглавление 61" style:family="paragraph" style:parent-style-name="Standard_20__28_user_29_" style:next-style-name="Standard_20__28_user_29_" style:auto-update="true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71" style:display-name="Оглавление 71" style:family="paragraph" style:parent-style-name="Standard_20__28_user_29_" style:next-style-name="Standard_20__28_user_29_" style:auto-update="true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81" style:display-name="Оглавление 81" style:family="paragraph" style:parent-style-name="Standard_20__28_user_29_" style:next-style-name="Standard_20__28_user_29_" style:auto-update="true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91" style:display-name="Оглавление 91" style:family="paragraph" style:parent-style-name="Standard_20__28_user_29_" style:next-style-name="Standard_20__28_user_29_" style:auto-update="true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Просмотренная_20_гиперссылка1" style:display-name="Просмотренная гиперссылка1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loext:opacity="100%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loext:opacity="100%" fo:font-style="normal" fo:font-weight="bold" style:font-style-asian="normal" style:font-weight-asian="bold"/>
    </style:style>
    <style:style style:name="comment0_5f_c" style:display-name="comment0_c" style:family="text">
      <style:text-properties fo:color="#339933" loext:opacity="100%" fo:font-style="normal" fo:font-weight="normal" style:font-style-asian="normal" style:font-weight-asian="normal"/>
    </style:style>
    <style:style style:name="number_5f_c" style:display-name="number_c" style:family="text">
      <style:text-properties fo:color="#0000dd" loext:opacity="100%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loext:opacity="100%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loext:opacity="100%" fo:font-style="normal" fo:font-weight="normal" style:font-style-asian="normal" style:font-weight-asian="normal"/>
    </style:style>
    <style:style style:name="symbol0_5f_c" style:display-name="symbol0_c" style:family="text">
      <style:text-properties fo:color="#339933" loext:opacity="100%" fo:font-style="normal" fo:font-weight="normal" style:font-style-asian="normal" style:font-weight-asian="normal"/>
    </style:style>
    <style:style style:name="string_5f_c" style:display-name="string_c" style:family="text">
      <style:text-properties fo:color="#ff0000" loext:opacity="100%" fo:font-style="normal" fo:font-weight="normal" style:font-style-asian="normal" style:font-weight-asian="normal"/>
    </style:style>
    <style:style style:name="escaped_5f_c" style:display-name="escaped_c" style:family="text">
      <style:text-properties fo:color="#000099" loext:opacity="100%" fo:font-style="normal" fo:font-weight="bold" style:font-style-asian="normal" style:font-weight-asian="bold"/>
    </style:style>
    <style:style style:name="keyword2_5f_c" style:display-name="keyword2_c" style:family="text">
      <style:text-properties fo:color="#000066" loext:opacity="100%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loext:opacity="100%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loext:opacity="100%" fo:font-style="normal" fo:font-weight="normal" style:font-style-asian="normal" style:font-weight-asian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15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en-US</dc:language>
    <dc:date>2024-03-04T13:07:00.810207266</dc:date>
    <meta:editing-cycles>18</meta:editing-cycles>
    <meta:generator>LibreOffice/7.3.7.2$Linux_X86_64 LibreOffice_project/30$Build-2</meta:generator>
    <meta:editing-duration>PT6M50S</meta:editing-duration>
    <meta:document-statistic meta:table-count="0" meta:image-count="0" meta:object-count="0" meta:page-count="16" meta:paragraph-count="467" meta:word-count="1738" meta:character-count="14590" meta:non-whitespace-character-count="1309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